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'Helvetica Neue', Helvetica, Arial, 'Lucida Grand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202020" style:font-name="Roboto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fo:color="#202020" style:font-name="Roboto" fo:font-size="24pt" fo:letter-spacing="normal" fo:font-style="normal" fo:font-weight="normal" style:font-size-asian="24pt" style:font-size-complex="24pt"/>
    </style:style>
    <style:style style:name="P3" style:family="paragraph" style:parent-style-name="Text_20_body">
      <style:paragraph-properties fo:margin-top="0cm" fo:margin-bottom="0.265cm" fo:orphans="2" fo:widows="2"/>
      <style:text-properties fo:font-variant="normal" fo:text-transform="none" fo:color="#202020" style:font-name="Roboto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65cm" fo:orphans="2" fo:widows="2"/>
      <style:text-properties fo:font-variant="normal" fo:text-transform="none" fo:color="#202020" style:font-name="Roboto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265cm" fo:orphans="2" fo:widows="2"/>
      <style:text-properties fo:font-variant="normal" fo:text-transform="none" fo:color="#202020" style:font-name="Roboto" fo:font-size="10.5pt" fo:letter-spacing="normal" fo:font-style="normal" fo:font-weight="normal"/>
    </style:style>
    <style:style style:name="P6" style:family="paragraph" style:parent-style-name="Text_20_body" style:list-style-name="L3">
      <style:paragraph-properties fo:margin-top="0cm" fo:margin-bottom="0.265cm" fo:orphans="2" fo:widows="2"/>
      <style:text-properties fo:font-variant="normal" fo:text-transform="none" fo:color="#202020" style:font-name="Roboto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lifikationsziele</text:p>
      <text:p text:style-name="P1"/>
      <text:p text:style-name="P1">fachliche Kompetenzen</text:p>
      <text:list xml:id="list8289708964081793420" text:style-name="L1">
        <text:list-item>
          <text:p text:style-name="P4">Solid foundation in design and implementation of visual arts, software, sound and interaction</text:p>
        </text:list-item>
        <text:list-item>
          <text:p text:style-name="P4">Profound knowledge and skills in team management, producing and marketing </text:p>
        </text:list-item>
        <text:list-item>
          <text:p text:style-name="P4">Solid theoretical background in media design and technology</text:p>
        </text:list-item>
        <text:list-item>
          <text:p text:style-name="P4">Experience of working in teams on a variety of projects</text:p>
        </text:list-item>
      </text:list>
      <text:p text:style-name="P3"/>
      <text:p text:style-name="P1">überfachliche Kompetenzen</text:p>
      <text:list xml:id="list1230661819110460190" text:style-name="L2">
        <text:list-item>
          <text:p text:style-name="P5">Skill to work in a multicultural team in the German and English language</text:p>
        </text:list-item>
        <text:list-item>
          <text:p text:style-name="P5">Awareness of the implications of the development and use of games and immersive media on society</text:p>
        </text:list-item>
        <text:list-item>
          <text:p text:style-name="P5">Skills and confidence to use complex technologies in a creative and artisic process</text:p>
        </text:list-item>
      </text:list>
      <text:p text:style-name="P3"/>
      <text:p text:style-name="P1">berufsfeldorientierte Ziele</text:p>
      <text:list xml:id="list7944027219372773437" text:style-name="L3">
        <text:list-item>
          <text:p text:style-name="P6">A solid foundation for a variety of professions in the game industry</text:p>
        </text:list-item>
        <text:list-item>
          <text:p text:style-name="P6">A solid foundation for a variety of professions in the field of immersive media outside of the games industry</text:p>
        </text:list-item>
        <text:list-item>
          <text:p text:style-name="P6">Further expertise in specific fields of choic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'Helvetica Neue', Helvetica, Arial, 'Lucida Grand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15T09:28:23.27</meta:creation-date>
    <meta:document-statistic meta:table-count="0" meta:image-count="0" meta:object-count="0" meta:page-count="1" meta:paragraph-count="14" meta:word-count="138" meta:character-count="857"/>
    <dc:date>2023-03-15T09:29:39.73</dc:date>
    <meta:editing-duration>PT1M16S</meta:editing-duration>
    <meta:editing-cycles>1</meta:editing-cycles>
    <meta:generator>OpenOffice/4.1.5$Win32 OpenOffice.org_project/415m1$Build-9789</meta:generator>
  </office:meta>
</office:document-meta>
</file>